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4.547cm" fo:margin-left="0cm" fo:break-before="page" table:align="left"/>
    </style:style>
    <style:style style:name="Tabelle1.A" style:family="table-column">
      <style:table-column-properties style:column-width="2.782cm"/>
    </style:style>
    <style:style style:name="Tabelle1.B" style:family="table-column">
      <style:table-column-properties style:column-width="1.693cm"/>
    </style:style>
    <style:style style:name="Tabelle1.C" style:family="table-column">
      <style:table-column-properties style:column-width="10.072cm"/>
    </style:style>
    <style:style style:name="Tabelle1.A1" style:family="table-cell">
      <style:table-cell-properties fo:padding="0.141cm" fo:border="0.035cm solid #a3a3a3"/>
    </style:style>
    <style:style style:name="Tabelle1.A2" style:family="table-cell">
      <style:table-cell-properties fo:padding="0.141cm" fo:border-left="0.035cm solid #a3a3a3" fo:border-right="0.035cm solid #a3a3a3" fo:border-top="none" fo:border-bottom="0.035cm solid #a3a3a3"/>
    </style:style>
    <style:style style:name="P1" style:family="paragraph" style:parent-style-name="Standard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2" style:family="paragraph" style:parent-style-name="Standard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3" style:family="paragraph" style:parent-style-name="Standard" style:list-style-name="L1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4" style:family="paragraph" style:parent-style-name="Standard" style:list-style-name="L2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5" style:family="paragraph" style:parent-style-name="Standard" style:list-style-name="L3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6" style:family="paragraph" style:parent-style-name="Standard" style:list-style-name="L4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7" style:family="paragraph" style:parent-style-name="Standard" style:list-style-name="L5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8" style:family="paragraph" style:parent-style-name="Standard" style:list-style-name="L6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9" style:family="paragraph" style:parent-style-name="Standard" style:list-style-name="L7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10" style:family="paragraph" style:parent-style-name="Standard" style:list-style-name="L8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11" style:family="paragraph" style:parent-style-name="Standard" style:list-style-name="L9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12" style:family="paragraph" style:parent-style-name="Standard" style:list-style-name="L10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13" style:family="paragraph" style:parent-style-name="Standard" style:list-style-name="L11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14" style:family="paragraph" style:parent-style-name="Standard" style:list-style-name="L12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15" style:family="paragraph" style:parent-style-name="Standard" style:list-style-name="L13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16" style:family="paragraph" style:parent-style-name="Standard" style:list-style-name="L14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17" style:family="paragraph" style:parent-style-name="Standard" style:list-style-name="L15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18" style:family="paragraph" style:parent-style-name="Standard" style:list-style-name="L21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19" style:family="paragraph" style:parent-style-name="Standard" style:list-style-name="L22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20" style:family="paragraph" style:parent-style-name="Standard" style:list-style-name="L23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21" style:family="paragraph" style:parent-style-name="Standard" style:list-style-name="L24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22" style:family="paragraph" style:parent-style-name="Standard" style:list-style-name="L25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23" style:family="paragraph" style:parent-style-name="Standard" style:list-style-name="L26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24" style:family="paragraph" style:parent-style-name="Standard" style:list-style-name="L27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25" style:family="paragraph" style:parent-style-name="Standard" style:list-style-name="L28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26" style:family="paragraph" style:parent-style-name="Standard" style:list-style-name="L29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27" style:family="paragraph" style:parent-style-name="Standard" style:list-style-name="L30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28" style:family="paragraph" style:parent-style-name="Standard" style:list-style-name="L31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29" style:family="paragraph" style:parent-style-name="Standard" style:list-style-name="L23">
      <style:paragraph-properties fo:margin-left="0cm" fo:margin-right="0cm" fo:margin-top="0cm" fo:margin-bottom="0cm" fo:line-height="100%" fo:text-indent="-0.635cm" style:auto-text-indent="false"/>
      <style:text-properties style:font-name="Calibri" style:font-name-asian="Times New Roman" style:language-asian="de" style:country-asian="CH" style:font-name-complex="Calibri"/>
    </style:style>
    <style:style style:name="P30" style:family="paragraph" style:parent-style-name="Standard">
      <style:paragraph-properties fo:break-before="page"/>
    </style:style>
    <style:style style:name="P31" style:family="paragraph" style:parent-style-name="Heading_20_1" style:master-page-name="MP0">
      <style:paragraph-properties style:page-number="auto" fo:break-before="pag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1">Beschreibung MASCOT-Elemente</text:h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Benutzer-führung</text:p>
          </table:table-cell>
          <table:table-cell table:style-name="Tabelle1.A1" office:value-type="string">
            <text:p text:style-name="P1">A</text:p>
          </table:table-cell>
          <table:table-cell table:style-name="Tabelle1.A1" office:value-type="string">
            <text:p text:style-name="P1">Verabeitet Benutzer-Inputs, kommuniziert mit Anzeige. Gegenüber der Zentralen Steuerung verantwortlich für alle Ein-Ausgabe-Operationen</text:p>
          </table:table-cell>
        </table:table-row>
        <table:table-row>
          <table:table-cell table:style-name="Tabelle1.A2" office:value-type="string">
            <text:p text:style-name="P1">Ausgabe</text:p>
          </table:table-cell>
          <table:table-cell table:style-name="Tabelle1.A2" office:value-type="string">
            <text:p text:style-name="P1">A</text:p>
          </table:table-cell>
          <table:table-cell table:style-name="Tabelle1.A2" office:value-type="string">
            <text:p text:style-name="P1">Verantwortlich für Aufbau, Refresh der Anzeige. Führt selbstständig Animations- sowie Blink-Tasks durch.</text:p>
          </table:table-cell>
        </table:table-row>
        <table:table-row>
          <table:table-cell table:style-name="Tabelle1.A2" office:value-type="string">
            <text:p text:style-name="P1">P1</text:p>
          </table:table-cell>
          <table:table-cell table:style-name="Tabelle1.A2" office:value-type="string">
            <text:p text:style-name="P1">P</text:p>
          </table:table-cell>
          <table:table-cell table:style-name="Tabelle1.A2" office:value-type="string">
            <text:p text:style-name="P1">Statistikdaten</text:p>
            <text:list xml:id="list32706905" text:style-name="L27">
              <text:list-item>
                <text:p text:style-name="P24">Datum/Zeit der Event</text:p>
              </text:list-item>
              <text:list-item>
                <text:p text:style-name="P24">Typ des Events (z.Bsp. Mache Kaffee X)</text:p>
              </text:list-item>
            </text:list>
          </table:table-cell>
        </table:table-row>
        <table:table-row>
          <table:table-cell table:style-name="Tabelle1.A2" office:value-type="string">
            <text:p text:style-name="P1">P2</text:p>
          </table:table-cell>
          <table:table-cell table:style-name="Tabelle1.A2" office:value-type="string">
            <text:p text:style-name="P1">P</text:p>
          </table:table-cell>
          <table:table-cell table:style-name="Tabelle1.A2" office:value-type="string">
            <text:p text:style-name="P1">Betriebsparameter</text:p>
            <text:list xml:id="list32600729" text:style-name="L1">
              <text:list-item>
                <text:p text:style-name="P3">Milchsäure-Grenzwert</text:p>
              </text:list-item>
              <text:list-item>
                <text:p text:style-name="P3">Motordefinitionen Mahlwerk</text:p>
              </text:list-item>
            </text:list>
          </table:table-cell>
        </table:table-row>
        <table:table-row>
          <table:table-cell table:style-name="Tabelle1.A2" office:value-type="string">
            <text:p text:style-name="P1">P3</text:p>
          </table:table-cell>
          <table:table-cell table:style-name="Tabelle1.A2" office:value-type="string">
            <text:p text:style-name="P1">P</text:p>
          </table:table-cell>
          <table:table-cell table:style-name="Tabelle1.A2" office:value-type="string">
            <text:p text:style-name="P1">Hauptparameter, werden von Benutzerführung gelesen sowie gesetzt</text:p>
            <text:list xml:id="list32614023" text:style-name="L2">
              <text:list-item>
                <text:p text:style-name="P4">Tasseninhalt in ml</text:p>
              </text:list-item>
              <text:list-item>
                <text:p text:style-name="P4">Kaffeemenge pro Tasse</text:p>
              </text:list-item>
              <text:list-item>
                <text:p text:style-name="P4">Milchmenge in % des Tasseninhaltes</text:p>
              </text:list-item>
              <text:list-item>
                <text:p text:style-name="P4">Wassertemperatur für Brühprozess</text:p>
              </text:list-item>
              <text:list-item>
                <text:p text:style-name="P4">Milchkühltemperatur</text:p>
              </text:list-item>
            </text:list>
          </table:table-cell>
        </table:table-row>
        <table:table-row>
          <table:table-cell table:style-name="Tabelle1.A1" office:value-type="string">
            <text:p text:style-name="P1">CU1</text:p>
          </table:table-cell>
          <table:table-cell table:style-name="Tabelle1.A1" office:value-type="string">
            <text:p text:style-name="P1">C</text:p>
          </table:table-cell>
          <table:table-cell table:style-name="Tabelle1.A1" office:value-type="string">
            <text:p text:style-name="P1">Feedback ans User Interface zum aktuellen Status des Systems</text:p>
            <text:p text:style-name="P1">Status-Informationen:</text:p>
            <text:list xml:id="list32607389" text:style-name="L3">
              <text:list-item>
                <text:p text:style-name="P5">Vorhandene Produkte</text:p>
              </text:list-item>
              <text:list-item>
                <text:p text:style-name="P5">Kaffeebohnen vorhanden</text:p>
              </text:list-item>
              <text:list-item>
                <text:p text:style-name="P5">Milch vorhanden</text:p>
              </text:list-item>
              <text:list-item>
                <text:p text:style-name="P5">Niveaukontrollen-Status</text:p>
              </text:list-item>
            </text:list>
          </table:table-cell>
        </table:table-row>
        <table:table-row>
          <table:table-cell table:style-name="Tabelle1.A2" office:value-type="string">
            <text:p text:style-name="P1">CU2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ssages:</text:p>
            <text:list xml:id="list32625840" text:style-name="L4">
              <text:list-item>
                <text:p text:style-name="P6">Produktwahl mit Attributen Kaffee-Art, Milch, Doppel</text:p>
              </text:list-item>
              <text:list-item>
                <text:p text:style-name="P6">Abbruch aktiver Vorgang</text:p>
              </text:list-item>
              <text:list-item>
                <text:p text:style-name="P6">Anschalten</text:p>
              </text:list-item>
              <text:list-item>
                <text:p text:style-name="P6">Ausschalten</text:p>
              </text:list-item>
              <text:list-item>
                <text:p text:style-name="P6">Reinigung</text:p>
              </text:list-item>
              <text:list-item>
                <text:p text:style-name="P6">Benachrichtigung Hauptparameter-Änderung</text:p>
              </text:list-item>
            </text:list>
          </table:table-cell>
        </table:table-row>
        <table:table-row>
          <table:table-cell table:style-name="Tabelle1.A2" office:value-type="string">
            <text:p text:style-name="P1">CS2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ssages:</text:p>
            <text:list xml:id="list32624048" text:style-name="L5">
              <text:list-item>
                <text:p text:style-name="P7">Benachrichtigung Betriebsparameter-Änderung</text:p>
              </text:list-item>
            </text:list>
          </table:table-cell>
        </table:table-row>
        <table:table-row>
          <table:table-cell table:style-name="Tabelle1.A2" office:value-type="string">
            <text:p text:style-name="P1">C19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Benutzer- oder Operatorspezifische Kontrolle des Systems</text:p>
          </table:table-cell>
        </table:table-row>
        <table:table-row>
          <table:table-cell table:style-name="Tabelle1.A2" office:value-type="string">
            <text:p text:style-name="P1">CU4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Anzeigepanel-spezifische Steuer-Befehle</text:p>
          </table:table-cell>
        </table:table-row>
        <table:table-row>
          <table:table-cell table:style-name="Tabelle1.A2" office:value-type="string">
            <text:p text:style-name="P1">CU3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Gibt aus, welche Knöpfe gedrückt sind</text:p>
          </table:table-cell>
        </table:table-row>
        <table:table-row>
          <table:table-cell table:style-name="Tabelle1.A2" office:value-type="string">
            <text:p text:style-name="P1">CU5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ssages:</text:p>
            <text:list xml:id="list32688317" text:style-name="L26">
              <text:list-item>
                <text:p text:style-name="P23"><text:soft-page-break/>Zeige View X</text:p>
              </text:list-item>
            </text:list>
          </table:table-cell>
        </table:table-row>
        <table:table-row>
          <table:table-cell table:style-name="Tabelle1.A2" office:value-type="string">
            <text:p text:style-name="P1">CK3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ahlwerk-Message: Pulvermenge</text:p>
            <text:p text:style-name="P1">liefert Füllgrad in Gramm</text:p>
          </table:table-cell>
        </table:table-row>
        <table:table-row>
          <table:table-cell table:style-name="Tabelle1.A2" office:value-type="string">
            <text:p text:style-name="P1">CK1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ssages:</text:p>
            <text:list xml:id="list32599672" text:style-name="L6">
              <text:list-item>
                <text:p text:style-name="P8">mahle Kaffee mit Attributen Pulvermenge</text:p>
              </text:list-item>
              <text:list-item>
                <text:p text:style-name="P8">Kaffeekuchen-Auswurf</text:p>
              </text:list-item>
              <text:list-item>
                <text:p text:style-name="P8">Initialisieren</text:p>
              </text:list-item>
              <text:list-item>
                <text:p text:style-name="P8">Abbruch</text:p>
              </text:list-item>
            </text:list>
          </table:table-cell>
        </table:table-row>
        <table:table-row>
          <table:table-cell table:style-name="Tabelle1.A2" office:value-type="string">
            <text:p text:style-name="P1">CW1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ssages:</text:p>
            <text:list xml:id="list32615044" text:style-name="L7">
              <text:list-item>
                <text:p text:style-name="P9">führe Wasser zu mit Attributen Wassermenge, Wassertemperatur</text:p>
              </text:list-item>
              <text:list-item>
                <text:p text:style-name="P9">Abbruch</text:p>
              </text:list-item>
            </text:list>
          </table:table-cell>
        </table:table-row>
        <table:table-row>
          <table:table-cell table:style-name="Tabelle1.A2" office:value-type="string">
            <text:p text:style-name="P1">CW2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ssages:</text:p>
            <text:list xml:id="list32609838" text:style-name="L8">
              <text:list-item>
                <text:p text:style-name="P10">Wasser zugeführt</text:p>
              </text:list-item>
            </text:list>
          </table:table-cell>
        </table:table-row>
        <table:table-row>
          <table:table-cell table:style-name="Tabelle1.A2" office:value-type="string">
            <text:p text:style-name="P1">CM1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ssages:</text:p>
            <text:list xml:id="list32621312" text:style-name="L9">
              <text:list-item>
                <text:p text:style-name="P11">führe Milch zu mit Attributen Milchmenge</text:p>
              </text:list-item>
              <text:list-item>
                <text:p text:style-name="P11">Benachrichtigung Änderung Milchkühltemperatur-Parameter</text:p>
              </text:list-item>
              <text:list-item>
                <text:p text:style-name="P11">Abbruch</text:p>
              </text:list-item>
            </text:list>
          </table:table-cell>
        </table:table-row>
        <table:table-row>
          <table:table-cell table:style-name="Tabelle1.A2" office:value-type="string">
            <text:p text:style-name="P1">CM2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ssages:</text:p>
            <text:list xml:id="list33313864" text:style-name="L31">
              <text:list-item>
                <text:p text:style-name="P28">Milch zugeführt</text:p>
              </text:list-item>
            </text:list>
          </table:table-cell>
        </table:table-row>
        <table:table-row>
          <table:table-cell table:style-name="Tabelle1.A2" office:value-type="string">
            <text:p text:style-name="P1">CM3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ssages:</text:p>
            <text:list xml:id="list33508302" text:continue-numbering="true" text:style-name="L31">
              <text:list-item>
                <text:p text:style-name="P28">Benachrichtigung Änderung Säuregrenzwert</text:p>
              </text:list-item>
            </text:list>
          </table:table-cell>
        </table:table-row>
        <table:table-row>
          <table:table-cell table:style-name="Tabelle1.A2" office:value-type="string">
            <text:p text:style-name="P1">CM4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ssages:</text:p>
            <text:list xml:id="list33510343" text:continue-numbering="true" text:style-name="L31">
              <text:list-item>
                <text:p text:style-name="P28">Status (Fehler Grenzwertüberschreibung)</text:p>
              </text:list-item>
            </text:list>
          </table:table-cell>
        </table:table-row>
        <table:table-row>
          <table:table-cell table:style-name="Tabelle1.A2" office:value-type="string">
            <text:p text:style-name="P1">CM5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ssages:</text:p>
            <text:list xml:id="list33536855" text:continue-numbering="true" text:style-name="L31">
              <text:list-item>
                <text:p text:style-name="P28">Benachrichtigung Änderung Milchkühltemperatur-Parameter</text:p>
              </text:list-item>
            </text:list>
          </table:table-cell>
        </table:table-row>
        <table:table-row>
          <table:table-cell table:style-name="Tabelle1.A2" office:value-type="string">
            <text:p text:style-name="P1">CM6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ssages:</text:p>
            <text:list xml:id="list33513070" text:continue-numbering="true" text:style-name="L31">
              <text:list-item>
                <text:p text:style-name="P28">Status (Fehler Milchkühltemperatur zu hoch)</text:p>
              </text:list-item>
            </text:list>
          </table:table-cell>
        </table:table-row>
        <table:table-row>
          <table:table-cell table:style-name="Tabelle1.A2" office:value-type="string">
            <text:p text:style-name="P1">CM7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ssage (Interrupt):</text:p>
            <text:p text:style-name="P1">- Keine Milch mehr</text:p>
          </table:table-cell>
        </table:table-row>
        <table:table-row>
          <table:table-cell table:style-name="Tabelle1.A2" office:value-type="string">
            <text:p text:style-name="P1">CM8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ssages:</text:p>
            <text:list xml:id="list33529669" text:continue-numbering="true" text:style-name="L31">
              <text:list-item>
                <text:p text:style-name="P28">analoger Wert Säuregrad</text:p>
              </text:list-item>
            </text:list>
          </table:table-cell>
        </table:table-row>
        <table:table-row>
          <table:table-cell table:style-name="Tabelle1.A2" office:value-type="string">
            <text:p text:style-name="P1">CM9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ssages:</text:p>
            <text:list xml:id="list33519649" text:continue-numbering="true" text:style-name="L31">
              <text:list-item>
                <text:p text:style-name="P28">anschalten</text:p>
              </text:list-item>
              <text:list-item>
                <text:p text:style-name="P28">ausschalten</text:p>
              </text:list-item>
            </text:list>
          </table:table-cell>
        </table:table-row>
        <table:table-row>
          <table:table-cell table:style-name="Tabelle1.A2" office:value-type="string">
            <text:p text:style-name="P1">CM10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ssages:</text:p>
            <text:list xml:id="list33525344" text:continue-numbering="true" text:style-name="L31">
              <text:list-item>
                <text:p text:style-name="P28"><text:soft-page-break/>analoger Wert Milchtemperatur</text:p>
              </text:list-item>
            </text:list>
          </table:table-cell>
        </table:table-row>
        <table:table-row>
          <table:table-cell table:style-name="Tabelle1.A2" office:value-type="string">
            <text:p text:style-name="P1">CM11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ssage (Interrupt):</text:p>
            <text:p text:style-name="P1">- Keine Milch mehr (Hardware-Sensor)</text:p>
          </table:table-cell>
        </table:table-row>
        <table:table-row>
          <table:table-cell table:style-name="Tabelle1.A2" office:value-type="string">
            <text:p text:style-name="P1">CM12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ssages:</text:p>
            <text:list xml:id="list33509474" text:continue-numbering="true" text:style-name="L31">
              <text:list-item>
                <text:p text:style-name="P28">einschalten</text:p>
              </text:list-item>
              <text:list-item>
                <text:p text:style-name="P28">ausschalten</text:p>
              </text:list-item>
            </text:list>
          </table:table-cell>
        </table:table-row>
        <table:table-row>
          <table:table-cell table:style-name="Tabelle1.A2" office:value-type="string">
            <text:p text:style-name="P1">CM13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ssages:</text:p>
            <text:list xml:id="list33523339" text:continue-numbering="true" text:style-name="L31">
              <text:list-item>
                <text:p text:style-name="P28">analoger Wert Milchdurchfluss </text:p>
              </text:list-item>
            </text:list>
          </table:table-cell>
        </table:table-row>
        <table:table-row>
          <table:table-cell table:style-name="Tabelle1.A2" office:value-type="string">
            <text:p text:style-name="P1">CM14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ssages:</text:p>
            <text:list xml:id="list33525809" text:continue-numbering="true" text:style-name="L31">
              <text:list-item>
                <text:p text:style-name="P28">einschalten</text:p>
              </text:list-item>
              <text:list-item>
                <text:p text:style-name="P28">ausschalten</text:p>
              </text:list-item>
            </text:list>
          </table:table-cell>
        </table:table-row>
        <table:table-row>
          <table:table-cell table:style-name="Tabelle1.A2" office:value-type="string">
            <text:p text:style-name="P1">CM15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ssages:</text:p>
            <text:list xml:id="list33508566" text:continue-numbering="true" text:style-name="L31">
              <text:list-item>
                <text:p text:style-name="P28">analoger Wert Wasserdurchfluss</text:p>
              </text:list-item>
            </text:list>
          </table:table-cell>
        </table:table-row>
        <table:table-row>
          <table:table-cell table:style-name="Tabelle1.A2" office:value-type="string">
            <text:p text:style-name="P1">CM16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ssages:</text:p>
            <text:list xml:id="list33534043" text:continue-numbering="true" text:style-name="L31">
              <text:list-item>
                <text:p text:style-name="P28">spüle Leitung</text:p>
              </text:list-item>
            </text:list>
          </table:table-cell>
        </table:table-row>
        <table:table-row>
          <table:table-cell table:style-name="Tabelle1.A2" office:value-type="string">
            <text:p text:style-name="P1">CM17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ssages:</text:p>
            <text:list xml:id="list33523422" text:continue-numbering="true" text:style-name="L31">
              <text:list-item>
                <text:p text:style-name="P28">Leitungsspülung erfolgreich</text:p>
              </text:list-item>
              <text:list-item>
                <text:p text:style-name="P28">Fehler</text:p>
              </text:list-item>
            </text:list>
          </table:table-cell>
        </table:table-row>
        <table:table-row>
          <table:table-cell table:style-name="Tabelle1.A2" office:value-type="string">
            <text:p text:style-name="P1">Zufuhr</text:p>
          </table:table-cell>
          <table:table-cell table:style-name="Tabelle1.A2" office:value-type="string">
            <text:p text:style-name="P1">A</text:p>
          </table:table-cell>
          <table:table-cell table:style-name="Tabelle1.A2" office:value-type="string">
            <text:p text:style-name="P1">Steuert die Milchzufuhr und die Leitungsspülung</text:p>
          </table:table-cell>
        </table:table-row>
        <table:table-row>
          <table:table-cell table:style-name="Tabelle1.A2" office:value-type="string">
            <text:p text:style-name="P1">Kühlung</text:p>
          </table:table-cell>
          <table:table-cell table:style-name="Tabelle1.A2" office:value-type="string">
            <text:p text:style-name="P1">A</text:p>
          </table:table-cell>
          <table:table-cell table:style-name="Tabelle1.A2" office:value-type="string">
            <text:p text:style-name="P1">Regelt die Kühlung</text:p>
          </table:table-cell>
        </table:table-row>
        <table:table-row>
          <table:table-cell table:style-name="Tabelle1.A2" office:value-type="string">
            <text:p text:style-name="P1">Michsäure-Überwachung</text:p>
          </table:table-cell>
          <table:table-cell table:style-name="Tabelle1.A2" office:value-type="string">
            <text:p text:style-name="P1">A</text:p>
          </table:table-cell>
          <table:table-cell table:style-name="Tabelle1.A2" office:value-type="string">
            <text:p text:style-name="P1">Überwacht und misst den Milchsäure-Wert</text:p>
          </table:table-cell>
        </table:table-row>
        <table:table-row>
          <table:table-cell table:style-name="Tabelle1.A2" office:value-type="string">
            <text:p text:style-name="P1">Leitungs-Spülung</text:p>
          </table:table-cell>
          <table:table-cell table:style-name="Tabelle1.A2" office:value-type="string">
            <text:p text:style-name="P1">A</text:p>
          </table:table-cell>
          <table:table-cell table:style-name="Tabelle1.A2" office:value-type="string">
            <text:p text:style-name="P1">Steuert die Leitungsspülung</text:p>
          </table:table-cell>
        </table:table-row>
        <table:table-row>
          <table:table-cell table:style-name="Tabelle1.A2" office:value-type="string">
            <text:p text:style-name="P1">Füllstands-Überwachung</text:p>
          </table:table-cell>
          <table:table-cell table:style-name="Tabelle1.A2" office:value-type="string">
            <text:p text:style-name="P1">A</text:p>
          </table:table-cell>
          <table:table-cell table:style-name="Tabelle1.A2" office:value-type="string">
            <text:p text:style-name="P1">Signale des Hardware-Sensors werden über Zeitraum t gesammelt und ausgewertet. </text:p>
          </table:table-cell>
        </table:table-row>
        <table:table-row>
          <table:table-cell table:style-name="Tabelle1.A2" office:value-type="string">
            <text:p text:style-name="P1">CK2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Anwort mit Inhalt:</text:p>
            <text:list xml:id="list32620421" text:style-name="L10">
              <text:list-item>
                <text:p text:style-name="P12">Job erledigt mit Attribut Job-Typ(Mahl-Erfolg, Auswurfs-Erfolg)</text:p>
              </text:list-item>
            </text:list>
            <text:list xml:id="list32606647" text:style-name="L11">
              <text:list-item>
                <text:p text:style-name="P13">Statistik-Daten (opt, z. Bsp. Betriebsstunden Motor)</text:p>
              </text:list-item>
            </text:list>
            <text:p text:style-name="P1"/>
          </table:table-cell>
        </table:table-row>
        <table:table-row>
          <table:table-cell table:style-name="Tabelle1.A2" office:value-type="string">
            <text:p text:style-name="P1">Mahlwerk</text:p>
          </table:table-cell>
          <table:table-cell table:style-name="Tabelle1.A2" office:value-type="string">
            <text:p text:style-name="P1">A</text:p>
          </table:table-cell>
          <table:table-cell table:style-name="Tabelle1.A2" office:value-type="string">
            <text:p text:style-name="P1">Steuert Mahlvorgang der Kaffee-Bohnen anhand Pulverdosier (Unklar: ist dies ein Sensor und es gibt noch einen Motor zum Ansteuern oder ein Mahlwerk mit Eingabe der Menge zu produzierendes Kaffee-Pulver) </text:p>
          </table:table-cell>
        </table:table-row>
        <table:table-row>
          <table:table-cell table:style-name="Tabelle1.A2" office:value-type="string">
            <text:p text:style-name="P1">CK4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Status Kaffee-Kuchen-Behälter: </text:p>
            <text:p text:style-name="P1">OK</text:p>
            <text:p text:style-name="P1"><text:soft-page-break/>Warning: Beinahe voll</text:p>
            <text:p text:style-name="P1">Error: Ueberfüllt</text:p>
          </table:table-cell>
        </table:table-row>
        <table:table-row>
          <table:table-cell table:style-name="Tabelle1.A2" office:value-type="string">
            <text:p text:style-name="P1">CK9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Steuerbefehl Motor: </text:p>
            <text:p text:style-name="P1">Stärke 0 – 100 %</text:p>
          </table:table-cell>
        </table:table-row>
        <table:table-row>
          <table:table-cell table:style-name="Tabelle1.A2" office:value-type="string">
            <text:p text:style-name="P1">CK7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ssage (Interrupt):</text:p>
            <text:p text:style-name="P1">- Keine Bohnen mehr</text:p>
          </table:table-cell>
        </table:table-row>
        <table:table-row>
          <table:table-cell table:style-name="Tabelle1.A2" office:value-type="string">
            <text:p text:style-name="P1">CK8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ssage (Interrupt):</text:p>
            <text:p text:style-name="P1">- Keine Bohnen mehr (Hardware-Sensor)</text:p>
          </table:table-cell>
        </table:table-row>
        <table:table-row>
          <table:table-cell table:style-name="Tabelle1.A2" office:value-type="string">
            <text:p text:style-name="P1">Füllstands-Überwachung</text:p>
          </table:table-cell>
          <table:table-cell table:style-name="Tabelle1.A2" office:value-type="string">
            <text:p text:style-name="P1">A</text:p>
          </table:table-cell>
          <table:table-cell table:style-name="Tabelle1.A2" office:value-type="string">
            <text:p text:style-name="P1">Signale des Hardware-Sensors werden über Zeitraum t gesammelt und ausgewertet. Idee dahinter ist das Vermeiden eines ungewollten Mahlunterbruches durch einzelne Signale des Sensors, erst bei konstantem Signal wird die Meldung an das Mahlwerk weitergegeben.</text:p>
          </table:table-cell>
        </table:table-row>
        <table:table-row>
          <table:table-cell table:style-name="Tabelle1.A2" office:value-type="string">
            <text:p text:style-name="P1">CK5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ssage: Wirf Kuchen aus</text:p>
          </table:table-cell>
        </table:table-row>
        <table:table-row>
          <table:table-cell table:style-name="Tabelle1.A2" office:value-type="string">
            <text:p text:style-name="P1">CK6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Antwort: Erfolg, Fehler</text:p>
          </table:table-cell>
        </table:table-row>
        <table:table-row>
          <table:table-cell table:style-name="Tabelle1.A2" office:value-type="string">
            <text:p text:style-name="P1">PK1</text:p>
          </table:table-cell>
          <table:table-cell table:style-name="Tabelle1.A2" office:value-type="string">
            <text:p text:style-name="P1">P</text:p>
          </table:table-cell>
          <table:table-cell table:style-name="Tabelle1.A2" office:value-type="string">
            <text:p text:style-name="P1">Read-Only Betriebsparameter des Motors gemäss Spezifikation</text:p>
          </table:table-cell>
        </table:table-row>
        <table:table-row>
          <table:table-cell table:style-name="Tabelle1.A2" office:value-type="string">
            <text:p text:style-name="P1">Motor-steuerung</text:p>
          </table:table-cell>
          <table:table-cell table:style-name="Tabelle1.A2" office:value-type="string">
            <text:p text:style-name="P1">A</text:p>
          </table:table-cell>
          <table:table-cell table:style-name="Tabelle1.A2" office:value-type="string">
            <text:p text:style-name="P1">Steuert den Mahlwerk-Motor gemäss Parametern aus <text:s/>BP mittels Timer. Vor jedem Start des Motors werden Parameter neu gelesen.</text:p>
          </table:table-cell>
        </table:table-row>
        <table:table-row>
          <table:table-cell table:style-name="Tabelle1.A2" office:value-type="string">
            <text:p text:style-name="P1">CK10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ldung an Motor-Steuerung: </text:p>
            <text:list xml:id="list32625106" text:style-name="L12">
              <text:list-item>
                <text:p text:style-name="P14">Mahle Kaffee</text:p>
              </text:list-item>
              <text:list-item>
                <text:p text:style-name="P14">Stop</text:p>
              </text:list-item>
            </text:list>
          </table:table-cell>
        </table:table-row>
        <table:table-row>
          <table:table-cell table:style-name="Tabelle1.A2" office:value-type="string">
            <text:p text:style-name="P1">CK11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ldung:</text:p>
            <text:list xml:id="list32609196" text:style-name="L13">
              <text:list-item>
                <text:p text:style-name="P15">Dosiere Pulver: x Gramm</text:p>
              </text:list-item>
              <text:list-item>
                <text:p text:style-name="P15">Stop</text:p>
              </text:list-item>
            </text:list>
          </table:table-cell>
        </table:table-row>
        <table:table-row>
          <table:table-cell table:style-name="Tabelle1.A2" office:value-type="string">
            <text:p text:style-name="P1">CK12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Antwort:</text:p>
            <text:list xml:id="list32609565" text:style-name="L14">
              <text:list-item>
                <text:p text:style-name="P16">Dosierung fertig</text:p>
              </text:list-item>
              <text:list-item>
                <text:p text:style-name="P16">Fehler (keine Bohnen)</text:p>
              </text:list-item>
            </text:list>
          </table:table-cell>
        </table:table-row>
        <table:table-row>
          <table:table-cell table:style-name="Tabelle1.A2" office:value-type="string">
            <text:p text:style-name="P1">Kaffee-Pulver-Dosierung</text:p>
          </table:table-cell>
          <table:table-cell table:style-name="Tabelle1.A2" office:value-type="string">
            <text:p text:style-name="P1">A</text:p>
          </table:table-cell>
          <table:table-cell table:style-name="Tabelle1.A2" office:value-type="string">
            <text:p text:style-name="P1">Steuert den Dosiervorgang, loose Kupplung auf Motorsteuerung, damit diese unabhängig den Motor überwachen kann. In Implementation kann eine Fusion mit Mahlwerk-Aktivität in Betracht gezogen werden, es sind keine zwingenden Parallelitäten absehbar.</text:p>
          </table:table-cell>
        </table:table-row>
        <table:table-row>
          <table:table-cell table:style-name="Tabelle1.A2" office:value-type="string">
            <text:p text:style-name="P1">Leitungs-spüler</text:p>
          </table:table-cell>
          <table:table-cell table:style-name="Tabelle1.A2" office:value-type="string">
            <text:p text:style-name="P1">D</text:p>
          </table:table-cell>
          <table:table-cell table:style-name="Tabelle1.A2" office:value-type="string">
            <text:p text:style-name="P1">Pumpe für Wasserspülung Milchleitung, sobald aktiv wird Ausgabe umgeleitet in Spülausgabe.</text:p>
          </table:table-cell>
        </table:table-row>
        <table:table-row>
          <table:table-cell table:style-name="Tabelle1.A2" office:value-type="string">
            <text:p text:style-name="P1">Wasser-zufuhr</text:p>
          </table:table-cell>
          <table:table-cell table:style-name="Tabelle1.A2" office:value-type="string">
            <text:p text:style-name="P1">A</text:p>
          </table:table-cell>
          <table:table-cell table:style-name="Tabelle1.A2" office:value-type="string">
            <text:p text:style-name="P1">Kontrolliert die Wasserzufuhrspumpe und den Durchlauferhitzer mit Hilfe des Wassersensors, des Durchflussmessers und des Temperatursensors.</text:p>
            <text:p text:style-name="P1"><text:soft-page-break/>Die Abfrage erfolgt nacheinander, da nicht blockierend</text:p>
          </table:table-cell>
        </table:table-row>
        <table:table-row>
          <table:table-cell table:style-name="Tabelle1.A2" office:value-type="string">
            <text:p text:style-name="P1">CW1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ldungen:</text:p>
            <text:list xml:id="list32602169" text:style-name="L15">
              <text:list-item>
                <text:p text:style-name="P17">führe Wasser zu mit Attributen Durchflussmenge, Wassertemperatur</text:p>
              </text:list-item>
              <text:list-item>
                <text:p text:style-name="P17">Abbruch</text:p>
              </text:list-item>
            </text:list>
          </table:table-cell>
        </table:table-row>
        <table:table-row>
          <table:table-cell table:style-name="Tabelle1.A2" office:value-type="string">
            <text:p text:style-name="P1">CW2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ldungen:</text:p>
            <text:list xml:id="list32615528" text:style-name="L21">
              <text:list-item>
                <text:p text:style-name="P18">Erfolg: Wasser zugeführt</text:p>
              </text:list-item>
              <text:list-item>
                <text:p text:style-name="P18">Fehler</text:p>
              </text:list-item>
            </text:list>
          </table:table-cell>
        </table:table-row>
        <table:table-row>
          <table:table-cell table:style-name="Tabelle1.A2" office:value-type="string">
            <text:p text:style-name="P1">CW3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ldungen:</text:p>
            <text:list xml:id="list32637099" text:style-name="L22">
              <text:list-item>
                <text:p text:style-name="P19">Meldet, falls Wasser vorhanden ist</text:p>
              </text:list-item>
            </text:list>
            <text:p text:style-name="P1">Sensor ist nicht blockierend!</text:p>
          </table:table-cell>
        </table:table-row>
        <table:table-row>
          <table:table-cell table:style-name="Tabelle1.A2" office:value-type="string">
            <text:p text:style-name="P1">CW4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ldungen:</text:p>
            <text:list xml:id="list33511379" text:continue-numbering="true" text:style-name="L22">
              <text:list-item>
                <text:p text:style-name="P19">Starte Pumpe</text:p>
              </text:list-item>
              <text:list-item>
                <text:p text:style-name="P19">Stoppe Pumpe</text:p>
              </text:list-item>
            </text:list>
          </table:table-cell>
        </table:table-row>
        <table:table-row>
          <table:table-cell table:style-name="Tabelle1.A2" office:value-type="string">
            <text:p text:style-name="P1">CW5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Antwort:</text:p>
            <text:list xml:id="list32640976" text:style-name="L23">
              <text:list-item>
                <text:p text:style-name="P20">Aktueller Durchfluss</text:p>
                <text:p text:style-name="P29">Sensor ist nicht blockierend!</text:p>
              </text:list-item>
            </text:list>
          </table:table-cell>
        </table:table-row>
        <table:table-row>
          <table:table-cell table:style-name="Tabelle1.A2" office:value-type="string">
            <text:p text:style-name="P1">CW6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ldungen:</text:p>
            <text:list xml:id="list32622472" text:style-name="L24">
              <text:list-item>
                <text:p text:style-name="P21">Aktiviere Durchlauferhitzer</text:p>
              </text:list-item>
              <text:list-item>
                <text:p text:style-name="P21">Deaktiviere Durchlauferhitzer</text:p>
              </text:list-item>
            </text:list>
          </table:table-cell>
        </table:table-row>
        <table:table-row>
          <table:table-cell table:style-name="Tabelle1.A2" office:value-type="string">
            <text:p text:style-name="P1">CW7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Antwort:</text:p>
            <text:list xml:id="list32642585" text:style-name="L25">
              <text:list-item>
                <text:p text:style-name="P22">Aktuelle Wassertemperatur</text:p>
              </text:list-item>
            </text:list>
            <text:p text:style-name="P1">Sensor ist nicht blockierend!</text:p>
          </table:table-cell>
        </table:table-row>
        <table:table-row>
          <table:table-cell table:style-name="Tabelle1.A2" office:value-type="string">
            <text:p text:style-name="P1">CS1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Ein/Ausgabe-Meldungen von Wartung an Terminal</text:p>
          </table:table-cell>
        </table:table-row>
        <table:table-row>
          <table:table-cell table:style-name="Tabelle1.A2" office:value-type="string">
            <text:p text:style-name="P1">CS2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ssage:</text:p>
            <text:list xml:id="list33223119" text:style-name="L29">
              <text:list-item>
                <text:p text:style-name="P26">Benachrichtigung Änderung Betriebsparameter</text:p>
              </text:list-item>
            </text:list>
          </table:table-cell>
        </table:table-row>
        <table:table-row>
          <table:table-cell table:style-name="Tabelle1.A2" office:value-type="string">
            <text:p text:style-name="P1">Wartung</text:p>
          </table:table-cell>
          <table:table-cell table:style-name="Tabelle1.A2" office:value-type="string">
            <text:p text:style-name="P1">A</text:p>
          </table:table-cell>
          <table:table-cell table:style-name="Tabelle1.A2" office:value-type="string">
            <text:p text:style-name="P1">Verabeitet Service-Techniker-Inputs, kommuniziert mit Terminal. Gegenüber der Zentralen Steuerung verantwortlich für alle Ein-Ausgabe-Operationen</text:p>
          </table:table-cell>
        </table:table-row>
        <table:table-row>
          <table:table-cell table:style-name="Tabelle1.A2" office:value-type="string">
            <text:p text:style-name="P1">Init</text:p>
          </table:table-cell>
          <table:table-cell table:style-name="Tabelle1.A2" office:value-type="string">
            <text:p text:style-name="P1">A</text:p>
          </table:table-cell>
          <table:table-cell table:style-name="Tabelle1.A2" office:value-type="string">
            <text:p text:style-name="P1">Initialisiert das System</text:p>
          </table:table-cell>
        </table:table-row>
        <table:table-row>
          <table:table-cell table:style-name="Tabelle1.A2" office:value-type="string">
            <text:p text:style-name="P1">CI1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ldet Initialisierung des Systems nach Kaltstart</text:p>
          </table:table-cell>
        </table:table-row>
        <table:table-row>
          <table:table-cell table:style-name="Tabelle1.A2" office:value-type="string">
            <text:p text:style-name="P1">CN1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ssage:</text:p>
            <text:list xml:id="list33222175" text:style-name="L28">
              <text:list-item>
                <text:p text:style-name="P25">analoger Wert Füllstand Tasse</text:p>
              </text:list-item>
            </text:list>
          </table:table-cell>
        </table:table-row>
        <table:table-row>
          <table:table-cell table:style-name="Tabelle1.A2" office:value-type="string">
            <text:p text:style-name="P1">Uhr</text:p>
          </table:table-cell>
          <table:table-cell table:style-name="Tabelle1.A2" office:value-type="string">
            <text:p text:style-name="P1">A</text:p>
          </table:table-cell>
          <table:table-cell table:style-name="Tabelle1.A2" office:value-type="string">
            <text:p text:style-name="P1">Liefert die aktuelle Uhrzeit</text:p>
          </table:table-cell>
        </table:table-row>
        <table:table-row>
          <table:table-cell table:style-name="Tabelle1.A2" office:value-type="string">
            <text:p text:style-name="P1">P5</text:p>
          </table:table-cell>
          <table:table-cell table:style-name="Tabelle1.A2" office:value-type="string">
            <text:p text:style-name="P1">P</text:p>
          </table:table-cell>
          <table:table-cell table:style-name="Tabelle1.A2" office:value-type="string">
            <text:p text:style-name="P1">Zeit, enthält aktuelle Uhrzeit</text:p>
          </table:table-cell>
        </table:table-row>
        <table:table-row>
          <table:table-cell table:style-name="Tabelle1.A2" office:value-type="string">
            <text:p text:style-name="P1">Timer</text:p>
          </table:table-cell>
          <table:table-cell table:style-name="Tabelle1.A2" office:value-type="string">
            <text:p text:style-name="P1">A</text:p>
          </table:table-cell>
          <table:table-cell table:style-name="Tabelle1.A2" office:value-type="string">
            <text:p text:style-name="P1">Löst zu konfigurierbaren Zeiten Timeout-Events aus</text:p>
          </table:table-cell>
        </table:table-row>
        <text:soft-page-break/>
        <table:table-row>
          <table:table-cell table:style-name="Tabelle1.A2" office:value-type="string">
            <text:p text:style-name="P1">CT1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Definiert </text:p>
          </table:table-cell>
        </table:table-row>
        <table:table-row>
          <table:table-cell table:style-name="Tabelle1.A2" office:value-type="string">
            <text:p text:style-name="P1">CT2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ssages:</text:p>
            <text:p text:style-name="P1">-&gt; Timer</text:p>
            <text:list xml:id="list33285368" text:style-name="L30">
              <text:list-item>
                <text:p text:style-name="P27">Timer konfigurieren</text:p>
              </text:list-item>
            </text:list>
            <text:p text:style-name="P1">Timer -&gt;</text:p>
            <text:p text:style-name="P1">- Timer Event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MP0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4H39M08S</meta:editing-duration>
    <meta:editing-cycles>28</meta:editing-cycles>
    <meta:generator>OpenOffice.org/3.2$Win32 OpenOffice.org_project/320m18$Build-9502</meta:generator>
    <dc:date>2011-07-08T13:39:49.53</dc:date>
    <dc:creator>Toni Baumann</dc:creator>
    <meta:document-statistic meta:table-count="1" meta:image-count="0" meta:object-count="0" meta:page-count="8" meta:paragraph-count="308" meta:word-count="794" meta:character-count="5457"/>
    <meta:user-defined meta:name="Info 1"/>
    <meta:user-defined meta:name="Info 2"/>
    <meta:user-defined meta:name="Info 3"/>
    <meta:user-defined meta:name="Info 4"/>
  </office:meta>
</office:document-meta>
</file>